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d251" officeooo:paragraph-rsid="0019d251"/>
    </style:style>
    <style:style style:name="P2" style:family="paragraph" style:parent-style-name="Standard">
      <style:text-properties officeooo:rsid="001a4979" officeooo:paragraph-rsid="001a49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posta da questão 1:</text:p>
      <text:p text:style-name="P1"/>
      <text:p text:style-name="P2">A Lei de Amdahl, também conhecida como argumento de Amdahl é usada para encontrar a máxima melhora esperada para um sistema em geral quando apenas uma única parte é melhorada.</text:p>
      <text:p text:style-name="P2"/>
      <text:p text:style-name="P2">É frequentemente utilizada em computação paralela para prever o máximo speedup teórico usando múltiplos process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22:02:52.844000000</meta:creation-date>
    <dc:date>2019-10-30T14:44:26.604350877</dc:date>
    <meta:editing-duration>PT2M24S</meta:editing-duration>
    <meta:editing-cycles>2</meta:editing-cycles>
    <meta:generator>LibreOffice/6.1.6.3$Linux_X86_64 LibreOffice_project/10$Build-3</meta:generator>
    <meta:document-statistic meta:table-count="0" meta:image-count="0" meta:object-count="0" meta:page-count="1" meta:paragraph-count="3" meta:word-count="49" meta:character-count="311" meta:non-whitespace-character-count="265"/>
  </office:meta>
</office:document-meta>
</file>